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2"><text:span text:style-name="T1"><office:annotation><dc:creator>sge</dc:creator><dc:date>2017-01-31T14:05:31</dc:date><text:p text:style-name="P3"><text:span text:style-name="T2">do section- for mailed_data in mailing_list</text:span></text:p><text:p text:style-name="P3"><text:span text:style-name="T2">with new_c=</text:span><text:span text:style-name="T3">view.mailed_context(mailed_data)</text:span></text:p></office:annotation></text:span><office:annotation><dc:creator>sge</dc:creator><dc:date>2017-01-31T15:03:23</dc:date><text:p text:style-name="P3"><text:span text:style-name="T2">do text</text:span></text:p><text:p text:style-name="P3"><text:span text:style-name="T2">from pod(content=mailed_doc.file.data,context=new_c,format='odt',pageBreakAfter=True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8-07T12:06:13.676830103</dc:date>
    <dc:creator>sge</dc:creator>
    <meta:editing-duration>PT4H58M5S</meta:editing-duration>
    <meta:editing-cycles>38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